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" svg:font-family="'Liberation Ser'"/>
    <style:font-face style:name="Liberation Serif" svg:font-family="'Liberation Serif'" style:font-family-generic="roman" style:font-pitch="variable"/>
    <style:font-face style:name="Liberation Serr" svg:font-family="'Liberation Serr'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Blue_5f_Curve-title">
      <style:graphic-properties draw:auto-grow-height="true" fo:min-height="4.39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_5f_-title">
      <style:graphic-properties draw:auto-grow-height="true" fo:min-height="1.328cm"/>
      <style:paragraph-properties style:writing-mode="lr-tb"/>
    </style:style>
    <style:style style:name="pr7" style:family="presentation" style:parent-style-name="Blue_5f_Curve1_5f_-outline1">
      <style:graphic-properties fo:min-height="5.576cm"/>
      <style:paragraph-properties style:writing-mode="lr-tb"/>
    </style:style>
    <style:style style:name="pr8" style:family="presentation" style:parent-style-name="Blue_5f_Curve1_5f_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  <style:text-properties fo:color="#1c1c1c" loext:opacity="100%" fo:font-size="40pt" style:font-size-asian="40pt" style:font-size-complex="40pt"/>
    </style:style>
    <style:style style:name="P2" style:family="paragraph">
      <style:paragraph-properties style:writing-mode="lr-tb"/>
      <style:text-properties fo:color="#1c1c1c" loext:opacity="100%"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text-properties fo:font-size="40pt" style:font-size-asian="40pt" style:font-size-complex="40pt"/>
    </style:style>
    <style:style style:name="P5" style:family="paragraph">
      <style:paragraph-properties style:writing-mode="lr-tb"/>
      <style:text-properties fo:font-size="40pt" style:font-size-asian="40pt" style:font-size-complex="40pt"/>
    </style:style>
    <style:style style:name="P6" style:family="paragraph">
      <style:text-properties fo:color="#1c1c1c" loext:opacity="100%" fo:font-size="40pt" style:font-size-asian="40pt" style:font-size-complex="40pt"/>
    </style:style>
    <style:style style:name="P7" style:family="paragraph">
      <style:text-properties fo:color="#1c1c1c" loext:opacity="100%" fo:font-size="32pt" style:font-size-asian="32pt" style:font-size-complex="32pt"/>
    </style:style>
    <style:style style:name="P8" style:family="paragraph">
      <style:paragraph-properties style:writing-mode="lr-tb"/>
      <style:text-properties fo:color="#1c1c1c" loext:opacity="100%" fo:font-size="32pt" style:font-size-asian="32pt" style:font-size-complex="32pt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margin-top="0.374cm" fo:margin-bottom="0cm" fo:text-indent="0cm"/>
      <style:text-properties fo:color="#1c1c1c" loext:opacity="100%" fo:font-size="32pt" style:font-size-asian="32pt" style:font-size-complex="32pt"/>
    </style:style>
    <style:style style:name="T1" style:family="text">
      <style:text-properties fo:color="#1c1c1c" loext:opacity="100%" fo:font-size="36pt" style:font-size-asian="36pt" style:font-size-complex="36pt"/>
    </style:style>
    <style:style style:name="T2" style:family="text">
      <style:text-properties fo:color="#1c1c1c" loext:opacity="100%" fo:font-size="40pt" style:font-size-asian="40pt" style:font-size-complex="40pt"/>
    </style:style>
    <style:style style:name="T3" style:family="text">
      <style:text-properties fo:color="#1c1c1c" loext:opacity="100%" fo:font-size="24pt" style:font-size-asian="24pt" style:font-size-complex="24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color="#1c1c1c" loext:opacity="100%" fo:font-size="32pt" style:font-size-asian="32pt" style:font-size-complex="32pt"/>
    </style:style>
    <style:style style:name="T6" style:family="text">
      <style:text-properties fo:color="#1c1c1c" loext:opacity="100%" fo:font-size="32pt" fo:font-style="italic" style:font-size-asian="32pt" style:font-style-asian="italic" style:font-size-complex="32pt" style:font-style-complex="italic"/>
    </style:style>
    <style:style style:name="T7" style:family="text">
      <style:text-properties fo:color="#1c1c1c" loext:opacity="100%" fo:font-size="32pt" fo:font-style="normal" style:font-size-asian="32pt" style:font-style-asian="normal" style:font-size-complex="32pt" style:font-style-complex="normal"/>
    </style:style>
    <style:style style:name="T8" style:family="text">
      <style:text-properties fo:color="#1c1c1c" loext:opacity="100%" style:font-name="Liberation Serif" fo:font-size="32pt" fo:font-style="italic" style:font-size-asian="32pt" style:font-style-asian="italic" style:font-size-complex="32pt" style:font-style-complex="italic"/>
    </style:style>
    <style:style style:name="T9" style:family="text">
      <style:text-properties fo:font-variant="normal" fo:text-transform="none" fo:color="#1c1c1c" loext:opacity="100%" style:text-outline="false" style:text-line-through-style="none" style:text-line-through-type="none" fo:font-size="32pt" fo:text-shadow="none" style:text-underline-style="none" fo:font-weight="normal" style:letter-kerning="true" fo:background-color="transparent" style:font-size-asian="32pt" style:font-weight-asian="normal" style:font-size-complex="32pt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1c1c1c" loext:opacity="100%" style:text-outline="false" style:text-line-through-style="none" style:text-line-through-type="none" style:font-name="Liberation Serif" fo:font-size="32pt" fo:font-style="italic" fo:text-shadow="none" style:text-underline-style="none" fo:font-weight="normal" style:letter-kerning="true" fo:background-color="transparent" style:font-size-asian="32pt" style:font-style-asian="italic" style:font-weight-asian="norm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1c1c1c" loext:opacity="10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1c1c1c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1c1c1c" loext:opacity="100%" style:text-outline="false" style:text-line-through-style="none" style:text-line-through-type="none" style:font-name="Liberation Serif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1c1c1c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4.39cm" svg:x="0cm" svg:y="4.5cm" presentation:class="title" presentation:user-transformed="true">
          <draw:text-box>
            <text:p text:style-name="P1"><text:span text:style-name="T1">An Introduction to:</text:span><text:span text:style-name="T2"><text:line-break/></text:span><text:span text:style-name="T2">The muDAQ System</text:span></text:p>
          </draw:text-box>
        </draw:frame>
        <draw:frame presentation:style-name="pr1" draw:text-style-name="P2" draw:layer="layout" svg:width="25cm" svg:height="4.39cm" svg:x="0cm" svg:y="7.366cm" presentation:class="title" presentation:user-transformed="true">
          <draw:text-box>
            <text:p text:style-name="P2"><text:span text:style-name="T3">Joseph Lewis-Merrill</text:span><text:span text:style-name="T3"><text:line-break/></text:span><text:span text:style-name="T3">KGB Lab @ UCL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5" draw:layer="layout" svg:width="26cm" svg:height="1.576cm" svg:x="1cm" svg:y="0.376cm" presentation:class="title" presentation:user-transformed="true">
          <draw:text-box>
            <text:p text:style-name="P4"><text:span text:style-name="T4">Road Map</text:span>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6"><text:span text:style-name="T2">What is a DAQ?</text:span></text:p>
              </text:list-item>
              <text:list-item>
                <text:p text:style-name="P6"><text:span text:style-name="T2">How do DAQs Work?</text:span></text:p>
              </text:list-item>
              <text:list-item>
                <text:p text:style-name="P6"><text:span text:style-name="T2">What is muDAQ?</text:span></text:p>
              </text:list-item>
              <text:list-item>
                <text:p text:style-name="P6"><text:span text:style-name="T2">How Do I Use muDAQ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6" draw:text-style-name="P5" draw:layer="layout" svg:width="26cm" svg:height="1.576cm" svg:x="1cm" svg:y="0.376cm" presentation:class="title" presentation:user-transformed="true">
          <draw:text-box>
            <text:p text:style-name="P4"><text:span text:style-name="T4">What is a DAQ?</text:span></text:p>
          </draw:text-box>
        </draw:frame>
        <draw:frame presentation:style-name="pr7" draw:text-style-name="P8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7"><text:span text:style-name="T5">DAQ : [“dak”] (n.) Short for </text:span><text:span text:style-name="T6">Data AcQusition. </text:span><text:span text:style-name="T7">A system that collects “real-world” data from external inputs and processes it for storage and/or transmission.</text:span></text:p>
              </text:list-item>
              <text:list-item>
                <text:p text:style-name="P7"><text:span text:style-name="T7">Most modern DAQs are electronic, but an observer with a notebook and pen would also be a DAQ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6" draw:text-style-name="P5" draw:layer="layout" svg:width="26cm" svg:height="1.576cm" svg:x="1cm" svg:y="0.376cm" presentation:class="title" presentation:user-transformed="true">
          <draw:text-box>
            <text:p text:style-name="P4"><text:span text:style-name="T4">What is a DAQ?</text:span></text:p>
          </draw:text-box>
        </draw:frame>
        <draw:frame presentation:style-name="pr7" draw:text-style-name="P8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7"><text:span text:style-name="T5">There are two types of electronic signal:</text:span></text:p>
                <text:list>
                  <text:list-item>
                    <text:p><text:span text:style-name="T5">Analog – takes any value in a continuous range, typically changes smoothly in time.</text:span></text:p>
                  </text:list-item>
                  <text:list-item>
                    <text:p><text:span text:style-name="T5">Ex: Radio waves, AC/Mains power, many sensors</text:span></text:p>
                  </text:list-item>
                  <text:list-item>
                    <text:p><text:span text:style-name="T5">Data encoded by the instantaneous value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6" draw:text-style-name="P5" draw:layer="layout" svg:width="26cm" svg:height="1.576cm" svg:x="1cm" svg:y="0.376cm" presentation:class="title" presentation:user-transformed="true">
          <draw:text-box>
            <text:p text:style-name="P4"><text:span text:style-name="T4">What is a DAQ?</text:span></text:p>
          </draw:text-box>
        </draw:frame>
        <draw:frame presentation:style-name="pr7" draw:text-style-name="P8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7"><text:span text:style-name="T5">There are two types of electronic signal:</text:span></text:p>
                <text:list>
                  <text:list-item>
                    <text:p><text:span text:style-name="T5">Digital – Takes one of two values, denoted as ON - OFF, 1 - 0, True - False, etc.</text:span></text:p>
                  </text:list-item>
                  <text:list-item>
                    <text:p><text:span text:style-name="T5">Ex: All digital electronics, DC power (always ON), a handful of sensors</text:span></text:p>
                  </text:list-item>
                  <text:list-item>
                    <text:p><text:span text:style-name="T5">Data encoded in binary </text:span></text:p>
                    <text:list>
                      <text:list-item>
                        <text:p><text:span text:style-name="T5">(eg. 1101 = 8 + 4 + 0 +1 = 13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6" draw:text-style-name="P5" draw:layer="layout" svg:width="26cm" svg:height="1.576cm" svg:x="1cm" svg:y="0.376cm" presentation:class="title" presentation:user-transformed="true">
          <draw:text-box>
            <text:p text:style-name="P4"><text:span text:style-name="T4">How do DAQs Work​?</text:span></text:p>
          </draw:text-box>
        </draw:frame>
        <draw:frame presentation:style-name="pr7" draw:text-style-name="P8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7"><text:span text:style-name="T5">Modern computers are almost exclusively digital</text:span></text:p>
              </text:list-item>
              <text:list-item>
                <text:p text:style-name="P7"><text:span text:style-name="T5">Electronic sensors are almost exclusively analog</text:span></text:p>
              </text:list-item>
              <text:list-item>
                <text:p text:style-name="P7"><text:span text:style-name="T5">We need a translator!</text:span></text:p>
              </text:list-item>
              <text:list-item>
                <text:p text:style-name="P7"><text:span text:style-name="T5">Enter: The ADC (Analog to Digital Converter)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6" draw:text-style-name="P5" draw:layer="layout" svg:width="26cm" svg:height="1.576cm" svg:x="1cm" svg:y="0.376cm" presentation:class="title" presentation:user-transformed="true">
          <draw:text-box>
            <text:p text:style-name="P4"><text:span text:style-name="T4">How do DAQs Work​?</text:span></text:p>
          </draw:text-box>
        </draw:frame>
        <draw:frame presentation:style-name="pr7" draw:text-style-name="P8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7"><text:span text:style-name="T5">The ADC takes a voltage input <text:s text:c="6"/>within a range <text:s text:c="5"/>(e.g. 0-10V) and discretizes it into </text:span><text:span text:style-name="T8">N</text:span><text:span text:style-name="T5"> segments or bins.</text:span></text:p>
              </text:list-item>
              <text:list-item>
                <text:p text:style-name="P7"><text:span text:style-name="T9">Each bin is addressed by a binary number with </text:span><text:span text:style-name="T10">b</text:span><text:span text:style-name="T11"> bits (i.e. </text:span><text:span text:style-name="T8">b</text:span><text:span text:style-name="T5"> = len(1101) = 4)</text:span></text:p>
              </text:list-item>
              <text:list-item>
                <text:p text:style-name="P7"><text:span text:style-name="T5">The output is the binary number </text:span><text:span text:style-name="T8">D</text:span><text:span text:style-name="T5"> that corresponds to the bin into which the input voltage falls</text:span></text:p>
              </text:list-item>
            </text:list>
          </draw:text-box>
        </draw:frame>
        <draw:frame draw:style-name="gr2" draw:text-style-name="P9" draw:layer="layout" svg:width="1.999cm" svg:height="0.999cm" svg:x="13.041cm" svg:y="7.41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9" draw:layer="layout" svg:width="1.346cm" svg:height="1.411cm" svg:x="2.032cm" svg:y="4.31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9" draw:layer="layout" svg:width="1.241cm" svg:height="1.411cm" svg:x="18.034cm" svg:y="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6" draw:text-style-name="P5" draw:layer="layout" svg:width="26cm" svg:height="1.576cm" svg:x="1cm" svg:y="0.376cm" presentation:class="title" presentation:user-transformed="true">
          <draw:text-box>
            <text:p text:style-name="P4"><text:span text:style-name="T4">How do DAQs Work​?</text:span></text:p>
          </draw:text-box>
        </draw:frame>
        <draw:frame presentation:style-name="pr7" draw:text-style-name="P8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7"><text:span text:style-name="T5">How do we calculate the voltage input given the digital (binary) output?</text:span></text:p>
                <text:p text:style-name="P7"><text:span text:style-name="T5"/></text:p>
                <text:p text:style-name="P7"><text:span text:style-name="T5"/></text:p>
              </text:list-item>
              <text:list-item>
                <text:p text:style-name="P10"><text:span text:style-name="T12">The resolution </text:span><text:span text:style-name="T10">δV</text:span><text:span text:style-name="T13"> </text:span><text:span text:style-name="T14">is typically given by</text:span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</text:list-item>
            </text:list>
          </draw:text-box>
        </draw:frame>
        <draw:frame draw:style-name="gr2" draw:text-style-name="P9" draw:layer="layout" svg:width="7.21cm" svg:height="2.826cm" svg:x="10.16cm" svg:y="6.09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9" draw:layer="layout" svg:width="3.892cm" svg:height="2.988cm" svg:x="11.176cm" svg:y="10.72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6" draw:text-style-name="P5" draw:layer="layout" svg:width="26cm" svg:height="1.576cm" svg:x="1cm" svg:y="0.376cm" presentation:class="title" presentation:user-transformed="true">
          <draw:text-box>
            <text:p text:style-name="P4"><text:span text:style-name="T4">How do DAQs Work​?</text:span></text:p>
          </draw:text-box>
        </draw:frame>
        <draw:frame presentation:style-name="pr7" draw:text-style-name="P8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7"><text:span text:style-name="T5">The ADC is the “heart” of the DAQ. Every analog signal must pass through it.</text:span></text:p>
              </text:list-item>
              <text:list-item>
                <text:p text:style-name="P10"><text:span text:style-name="T11">The primary “quality” of the ADC is its resolution in bits, </text:span><text:span text:style-name="T10">b</text:span><text:span text:style-name="T14">, with higher resolutions typically being more expensive. 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6" draw:text-style-name="P5" draw:layer="layout" svg:width="26cm" svg:height="1.576cm" svg:x="1cm" svg:y="0.376cm" presentation:class="title" presentation:user-transformed="true">
          <draw:text-box>
            <text:p text:style-name="P4"><text:span text:style-name="T4">What is muDAQ?</text:span></text:p>
          </draw:text-box>
        </draw:frame>
        <draw:frame presentation:style-name="pr7" draw:text-style-name="P8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7"><text:span text:style-name="T5">muDAQ is:</text:span></text:p>
                <text:list>
                  <text:list-item>
                    <text:p><text:span text:style-name="T5">ModUlar</text:span></text:p>
                  </text:list-item>
                  <text:list-item>
                    <text:p><text:span text:style-name="T5">Multi-Unit</text:span></text:p>
                  </text:list-item>
                  <text:list-item>
                    <text:p><text:span text:style-name="T5">Multi-Use</text:span></text:p>
                  </text:list-item>
                  <text:list-item>
                    <text:p><text:span text:style-name="T5">μ-second scale</text:span></text:p>
                  </text:list-item>
                  <text:list-item>
                    <text:p><text:span text:style-name="T5">and more!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6" draw:text-style-name="P5" draw:layer="layout" svg:width="26cm" svg:height="1.576cm" svg:x="1cm" svg:y="0.376cm" presentation:class="title" presentation:user-transformed="true">
          <draw:text-box>
            <text:p text:style-name="P4"><text:span text:style-name="T4">What is muDAQ?</text:span></text:p>
          </draw:text-box>
        </draw:frame>
        <draw:frame presentation:style-name="pr7" draw:text-style-name="P8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7"><text:span text:style-name="T5">The muDAQ system has two parts:</text:span></text:p>
              </text:list-item>
              <text:list-item>
                <text:p><text:span text:style-name="T5">The Arduino – Captures analog signals with onboard ADC and transmits data via serial over USB</text:span></text:p>
              </text:list-item>
              <text:list-item>
                <text:p><text:span text:style-name="T5">The Computer – Receives data via serial over USB and processes/stores it for analysis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6" draw:text-style-name="P5" draw:layer="layout" svg:width="26cm" svg:height="1.576cm" svg:x="1cm" svg:y="0.376cm" presentation:class="title" presentation:user-transformed="true">
          <draw:text-box>
            <text:p text:style-name="P4"><text:span text:style-name="T4">What is muDAQ?</text:span></text:p>
          </draw:text-box>
        </draw:frame>
        <draw:frame presentation:style-name="pr7" draw:text-style-name="P8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7"><text:span text:style-name="T5">For the Arduino, we typically use the Artemis </text:span><text:span text:style-name="T5">ATP by SparkFun. It has a 14-bit ADC and 10 </text:span><text:span text:style-name="T5">analog pins.</text:span></text:p>
              </text:list-item>
              <text:list-item>
                <text:p text:style-name="P7"><text:span text:style-name="T5">We also have the Arduino UNO and its </text:span><text:span text:style-name="T5">SparkFun equivalent, which have 10-bit ADCs </text:span><text:span text:style-name="T5">and 6 analog pins</text:span></text:p>
              </text:list-item>
              <text:list-item>
                <text:p text:style-name="P7"><text:span text:style-name="T5">External ADC boards are available (See Jewel </text:span><text:span text:style-name="T5">Abbate’s Work)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6" draw:text-style-name="P5" draw:layer="layout" svg:width="26cm" svg:height="1.576cm" svg:x="1cm" svg:y="0.376cm" presentation:class="title" presentation:user-transformed="true">
          <draw:text-box>
            <text:p text:style-name="P4"><text:span text:style-name="T4">What is muDAQ?</text:span></text:p>
          </draw:text-box>
        </draw:frame>
        <draw:frame presentation:style-name="pr7" draw:text-style-name="P8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7"><text:span text:style-name="T5">muDAQ Structure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6" draw:text-style-name="P5" draw:layer="layout" svg:width="26cm" svg:height="1.576cm" svg:x="1cm" svg:y="0.376cm" presentation:class="title" presentation:user-transformed="true">
          <draw:text-box>
            <text:p text:style-name="P4"><text:span text:style-name="T4">How Do I Use muDAQ?</text:span></text:p>
          </draw:text-box>
        </draw:frame>
        <draw:frame presentation:style-name="pr7" draw:text-style-name="P8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7"><text:span text:style-name="T5">Plugging Things In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6" draw:text-style-name="P5" draw:layer="layout" svg:width="26cm" svg:height="1.576cm" svg:x="1cm" svg:y="0.376cm" presentation:class="title" presentation:user-transformed="true">
          <draw:text-box>
            <text:p text:style-name="P4"><text:span text:style-name="T4">How Do I Use muDAQ?</text:span></text:p>
          </draw:text-box>
        </draw:frame>
        <draw:frame presentation:style-name="pr7" draw:text-style-name="P8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7"><text:span text:style-name="T5">The JSON Control File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6" draw:text-style-name="P5" draw:layer="layout" svg:width="26cm" svg:height="1.576cm" svg:x="1cm" svg:y="0.376cm" presentation:class="title" presentation:user-transformed="true">
          <draw:text-box>
            <text:p text:style-name="P4"><text:span text:style-name="T4">How Do I Use muDAQ?</text:span></text:p>
          </draw:text-box>
        </draw:frame>
        <draw:frame presentation:style-name="pr7" draw:text-style-name="P8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7"><text:span text:style-name="T5">Example Collection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8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6" draw:text-style-name="P5" draw:layer="layout" svg:width="26cm" svg:height="1.576cm" svg:x="1cm" svg:y="0.376cm" presentation:class="title" presentation:user-transformed="true">
          <draw:text-box>
            <text:p text:style-name="P4"><text:span text:style-name="T4">How Do I Use muDAQ?</text:span></text:p>
          </draw:text-box>
        </draw:frame>
        <draw:frame presentation:style-name="pr7" draw:text-style-name="P8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7"><text:span text:style-name="T5">Brief Analysis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8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" svg:font-family="'Liberation Ser'"/>
    <style:font-face style:name="Liberation Serif" svg:font-family="'Liberation Serif'" style:font-family-generic="roman" style:font-pitch="variable"/>
    <style:font-face style:name="Liberation Serr" svg:font-family="'Liberation Serr'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07T09:44:53.515042457</meta:creation-date>
    <meta:editing-duration>PT1H14M6S</meta:editing-duration>
    <meta:editing-cycles>4</meta:editing-cycles>
    <meta:generator>LibreOffice/7.3.6.2$Linux_X86_64 LibreOffice_project/30$Build-2</meta:generator>
    <dc:title>Blue Curve</dc:title>
    <dc:date>2022-10-07T11:51:59.795767222</dc:date>
    <meta:document-statistic meta:object-count="121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sub>
      <mi>V</mi>
      <mi>r</mi>
    </msub>
    <annotation encoding="StarMath 5.0">V_r</annotation>
  </semantics>
</math>
</file>

<file path=Object 3/content.xml><?xml version="1.0" encoding="utf-8"?>
<math xmlns="http://www.w3.org/1998/Math/MathML" display="block">
  <semantics>
    <mrow>
      <mrow>
        <msub>
          <mi>V</mi>
          <mi>i</mi>
        </msub>
        <mo stretchy="false">=</mo>
        <msub>
          <mi>V</mi>
          <mi>r</mi>
        </msub>
      </mrow>
      <mrow>
        <mfrac>
          <mi>D</mi>
          <msup>
            <mn>2</mn>
            <mi>b</mi>
          </msup>
        </mfrac>
        <mo stretchy="false">+</mo>
        <msub>
          <mi>V</mi>
          <mi mathvariant="italic">min</mi>
        </msub>
      </mrow>
    </mrow>
    <annotation encoding="StarMath 5.0">V _ {i} = V_r {D} over {2^b} + V_{min}
</annotation>
  </semantics>
</math>
</file>

<file path=Object 4/content.xml><?xml version="1.0" encoding="utf-8"?>
<math xmlns="http://www.w3.org/1998/Math/MathML" display="block">
  <semantics>
    <msub>
      <mi>V</mi>
      <mi>i</mi>
    </msub>
    <annotation encoding="StarMath 5.0">V_i</annotation>
  </semantics>
</math>
</file>

<file path=Object 5/content.xml><?xml version="1.0" encoding="utf-8"?>
<math xmlns="http://www.w3.org/1998/Math/MathML" display="block">
  <semantics>
    <mrow>
      <mi mathvariant="italic">δV</mi>
      <mo stretchy="false">=</mo>
      <mfrac>
        <msub>
          <mi>V</mi>
          <mi>r</mi>
        </msub>
        <msup>
          <mn>2</mn>
          <mi>b</mi>
        </msup>
      </mfrac>
    </mrow>
    <annotation encoding="StarMath 5.0">δV = {V_r} over {2^b}
</annotation>
  </semantics>
</math>
</file>